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57a7" officeooo:paragraph-rsid="000757a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style:text-position="super 58%" fo:font-style="italic"/>
    </style:style>
    <style:style style:name="T5"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ZIERE Marjorie</text:p>
      <text:p text:style-name="P1">25Bis rue Marcel Bramet</text:p>
      <text:p text:style-name="P1">69500 BRON</text:p>
      <text:p text:style-name="P1">06.16.91.27.92</text:p>
      <text:p text:style-name="P1"><text:a xlink:type="simple" xlink:href="mailto:marjorieme@hotmail.com" text:style-name="Internet_20_link" text:visited-style-name="Visited_20_Internet_20_Link">marjorieme@hotmail.com</text:a></text:p>
      <text:p text:style-name="P1"/>
      <text:p text:style-name="P1"><text:tab/><text:tab/><text:tab/><text:tab/><text:tab/><text:tab/><text:tab/>IMMO DE FRANCE</text:p>
      <text:p text:style-name="P1"><text:tab/><text:tab/><text:tab/><text:tab/><text:tab/><text:tab/><text:tab/>50 Cours Franklin Roosevelt</text:p>
      <text:p text:style-name="P1"><text:tab/><text:tab/><text:tab/><text:tab/><text:tab/><text:tab/><text:tab/>69006 LYON</text:p>
      <text:p text:style-name="P1"/>
      <text:p text:style-name="P1"><text:tab/><text:tab/><text:tab/><text:tab/><text:tab/><text:tab/><text:tab/>A Lyon, le 12 juin 2018</text:p>
      <text:p text:style-name="P1"/>
      <text:p text:style-name="P1">Référence : G.77958.3655.00502</text:p>
      <text:p text:style-name="P1">Lot : 00005</text:p>
      <text:p text:style-name="P1">Adresse du bien : 26 RUE DE LA PAGERE</text:p>
      <text:p text:style-name="P1">69500 BRON</text:p>
      <text:p text:style-name="P1">Garage</text:p>
      <text:p text:style-name="P1"/>
      <text:p text:style-name="P1"/>
      <text:p text:style-name="P1"><text:span text:style-name="T1">Objet : résiliation du bail</text:span> <text:span text:style-name="T2">de mon garage</text:span></text:p>
      <text:p text:style-name="P1"/>
      <text:p text:style-name="P1"/>
      <text:p text:style-name="P1">Madame, Monsieur,</text:p>
      <text:p text:style-name="P1"><text:line-break/><text:line-break/><text:span text:style-name="T3">Titulaire du bail de location signé le 1</text:span><text:span text:style-name="T4">er</text:span><text:span text:style-name="T3"> Juin 2015 portant sur le logement situé 26 RUE DE LA PAGERE 69500 BRON, je vous informe de mon congé qui prendra effet le 12 juillet 2018, soit un mois après la réception de ce courrier remis en mains propres. <text:line-break/><text:line-break/>Je vous contacterai ultérieurement pour fixer le rendez-vous d'état des lieux de sortie et la remise des clés.</text:span></text:p>
      <text:p text:style-name="P1"><text:span text:style-name="T3"/></text:p>
      <text:p text:style-name="P1"><text:span text:style-name="T3">Je prie d’agréer, Madame, Monsieur, l’expression de mes salutations distinguées.</text:span></text:p>
      <text:p text:style-name="P1"><text:span text:style-name="T3"/></text:p>
      <text:p text:style-name="P1"><text:span text:style-name="T3"/></text:p>
      <text:p text:style-name="P1"><text:span text:style-name="T3">Mlle MEZI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2:23:22.332568884</meta:creation-date>
    <dc:date>2018-06-12T12:31:39.231628882</dc:date>
    <meta:editing-duration>PT8M17S</meta:editing-duration>
    <meta:editing-cycles>1</meta:editing-cycles>
    <meta:document-statistic meta:table-count="0" meta:image-count="0" meta:object-count="0" meta:page-count="1" meta:paragraph-count="19" meta:word-count="131" meta:character-count="798" meta:non-whitespace-character-count="654"/>
    <meta:generator>LibreOffice/5.1.6.2$Linux_X86_64 LibreOffice_project/10m0$Build-2</meta:generator>
  </office:meta>
</office:document-meta>
</file>